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Model Konceptualny - Schemat Encji</text:p>
      <text:p text:style-name="Standard">Klient:</text:p>
      <text:list xml:id="list1242773082" text:style-name="L3">
        <text:list-item>
          <text:p text:style-name="P1">ID_Klienta (Primary Key)</text:p>
        </text:list-item>
        <text:list-item>
          <text:p text:style-name="P1">Imię</text:p>
        </text:list-item>
        <text:list-item>
          <text:p text:style-name="P1">Nazwisko</text:p>
        </text:list-item>
        <text:list-item>
          <text:p text:style-name="P1">PESEL</text:p>
        </text:list-item>
        <text:list-item>
          <text:p text:style-name="P1">Ulica</text:p>
        </text:list-item>
        <text:list-item>
          <text:p text:style-name="P1">Kod_Pocztowy</text:p>
        </text:list-item>
        <text:list-item>
          <text:p text:style-name="P1">Miasto</text:p>
        </text:list-item>
      </text:list>
      <text:p text:style-name="Standard"/>
      <text:p text:style-name="Standard">Komputer:</text:p>
      <text:list xml:id="list999481493" text:style-name="L4">
        <text:list-item>
          <text:p text:style-name="P2">ID_Komputera (Primary Key)</text:p>
        </text:list-item>
        <text:list-item>
          <text:p text:style-name="P2">Marka</text:p>
        </text:list-item>
        <text:list-item>
          <text:p text:style-name="P2">Procesor</text:p>
        </text:list-item>
        <text:list-item>
          <text:p text:style-name="P2">Cena</text:p>
        </text:list-item>
        <text:list-item>
          <text:p text:style-name="P2">Ilość_RAM</text:p>
        </text:list-item>
        <text:list-item>
          <text:p text:style-name="P2">Data_Sprzedaży</text:p>
        </text:list-item>
        <text:list-item>
          <text:p text:style-name="P2">Data_Wystawienia</text:p>
          <text:p text:style-name="P2"/>
        </text:list-item>
      </text:list>
      <text:p text:style-name="Standard">Naprawa (Repair):</text:p>
      <text:list xml:id="list3395355070" text:style-name="L5">
        <text:list-item>
          <text:p text:style-name="P3">ID_Naprawy (Primary Key)</text:p>
        </text:list-item>
        <text:list-item>
          <text:p text:style-name="P3">Opis</text:p>
        </text:list-item>
        <text:list-item>
          <text:p text:style-name="P3">Cena</text:p>
        </text:list-item>
        <text:list-item>
          <text:p text:style-name="P3">Data_Naprawy</text:p>
        </text:list-item>
      </text:list>
      <text:p text:style-name="Standard"/>
      <text:p text:style-name="Standard">Wykonywana_Naprawa (Ongoing_Repair):</text:p>
      <text:list xml:id="list798001007" text:style-name="L6">
        <text:list-item>
          <text:p text:style-name="P4">ID_Wykonywanej_Naprawy (Primary Key)</text:p>
        </text:list-item>
        <text:list-item>
          <text:p text:style-name="P4">ID_Klienta (Foreign Key do Klienta)</text:p>
        </text:list-item>
        <text:list-item>
          <text:p text:style-name="P4">ID_Komputera (Foreign Key do Komputera)</text:p>
        </text:list-item>
        <text:list-item>
          <text:p text:style-name="P4">ID_Naprawy (Foreign Key do Naprawy)</text:p>
        </text:list-item>
      </text:list>
      <text:p text:style-name="Standard"/>
      <text:p text:style-name="Standard">2) Model Implementacyjny - Zawartość Relacji</text:p>
      <text:p text:style-name="Standard"/>
      <text:p text:style-name="Standard"><text:tab/>Relacja Klient-Komputer :</text:p>
      <text:p text:style-name="Standard">Klient.ID_Klienta (Primary Key) -&gt; Komputer.ID_Komputera (Foreign Key)</text:p>
      <text:p text:style-name="Standard"/>
      <text:p text:style-name="Standard"><text:tab/>Relacja Komputer-Naprawa :</text:p>
      <text:p text:style-name="Standard">Komputer.ID_Komputera (Primary Key) -&gt; Naprawa.ID_Naprawy (Foreign Key)</text:p>
      <text:p text:style-name="Standard"/>
      <text:p text:style-name="Standard"><text:tab/>Relacja Klient-Wykonywana_Naprawa :</text:p>
      <text:p text:style-name="Standard">Klient.ID_Klienta (Primary Key) -&gt; Wykonywana_Naprawa.ID_Klienta (Foreign Key)</text:p>
      <text:p text:style-name="Standard">Wykonywana_Naprawa.ID_Wykonywanej_Naprawy (Primary Key) -&gt; Naprawa.ID_Naprawy (Foreign Key)</text:p>
      <text:p text:style-name="Standard"/>
      <text:p text:style-name="Standard"><text:tab/>Relacja Komputer-Wykonywana_Naprawa:</text:p>
      <text:p text:style-name="Standard">Komputer.ID_Komputera (Primary Key) -&gt; Wykonywana_Naprawa.ID_Komputera (Foreign Key)</text:p>
      <text:p text:style-name="Standard">Wykonywana_Naprawa.ID_Wykonywanej_Naprawy (Primary Key) -&gt; Naprawa.ID_Naprawy (Foreign Key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6:11:41.612971383</meta:creation-date>
    <dc:date>2023-12-23T16:21:37.286618673</dc:date>
    <meta:editing-duration>PT9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136" meta:character-count="1119" meta:non-whitespace-character-count="1040"/>
  </office:meta>
</office:document-meta>
</file>